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marker-start="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8" draw:id="id8" draw:layer="layout" svg:width="4.572cm" svg:height="1.27cm" svg:x="21.4cm" svg:y="8cm">
          <draw:glue-point draw:id="4" svg:x="2.375cm" svg:y="5cm"/>
          <draw:glue-point draw:id="5" svg:x="-3.25cm" svg:y="5.015cm"/>
          <text:p text:style-name="P1">xivo-sysconf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572cm" svg:height="1.27cm" svg:x="15.728cm" svg:y="2.8cm">
          <text:p text:style-name="P1">xivo-confge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572cm" svg:height="1.27cm" svg:x="13.328cm" svg:y="14.53cm">
          <text:p text:style-name="P1">xivo-conf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572cm" svg:height="1.27cm" svg:x="22.48cm" svg:y="14.53cm">
          <text:p text:style-name="P1">web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572cm" svg:height="1.27cm" svg:x="4.828cm" svg:y="10.8cm">
          <draw:glue-point draw:id="4" svg:x="-3.311cm" svg:y="5cm"/>
          <text:p text:style-name="P1">xivo-prov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72cm" svg:height="1.27cm" svg:x="4.8cm" svg:y="8.948cm">
          <draw:glue-point draw:id="4" svg:x="2.356cm" svg:y="5cm"/>
          <draw:glue-point draw:id="5" svg:x="-2.549cm" svg:y="5cm"/>
          <draw:glue-point draw:id="6" svg:x="-5cm" svg:y="3.283cm"/>
          <text:p text:style-name="P1">xivo-ct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572cm" svg:height="1.27cm" svg:x="4.8cm" svg:y="5.502cm">
          <draw:glue-point draw:id="4" svg:x="-2.375cm" svg:y="-5.007cm"/>
          <text:p text:style-name="P1">xivo-ag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72cm" svg:height="1.27cm" svg:x="4.828cm" svg:y="7.178cm">
          <text:p text:style-name="P1">xivo-am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3" draw:text-style-name="P2" draw:layer="layout" svg:width="8.978cm" svg:height="6.6cm" svg:x="10.971cm" svg:y="5.341cm">
            <text:p text:style-name="P1"><text:span text:style-name="T1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97cm" svg:height="6.545cm" svg:x="10.97cm" svg:y="5.364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93cm" svg:height="6.551cm" svg:x="18.018cm" svg:y="5.364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8cm" svg:height="1cm" svg:x="15.1cm" svg:y="5.345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xml:id="id11" draw:id="id11" draw:layer="layout" svg:width="4.572cm" svg:height="1.27cm" svg:x="10.528cm" svg:y="2.83cm">
          <text:p text:style-name="P1">xivo-ag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772cm" svg:height="1.27cm" svg:x="0.2cm" svg:y="7.13cm">
          <text:p text:style-name="P1">xivo-call-log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9cm" svg:height="1.27cm" svg:x="14.2cm" svg:y="16.63cm">
          <text:p text:style-name="P1">xivo-dir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0.97cm" svg:y1="9.576cm" svg:x2="9.372cm" svg:y2="9.583cm" draw:start-shape="id1" draw:start-glue-point="9" draw:end-shape="id2" draw:end-glue-point="1" svg:d="M10970 9576h-501l-595 7h-502" svg:viewBox="0 0 1599 8">
          <text:p/>
        </draw:connector>
        <draw:connector draw:style-name="gr6" draw:text-style-name="P1" draw:layer="layout" draw:type="lines" svg:x1="10.97cm" svg:y1="7.805cm" svg:x2="9.4cm" svg:y2="7.813cm" draw:start-shape="id1" draw:start-glue-point="10" draw:end-shape="id3" draw:end-glue-point="1" svg:d="M10970 7805h-501l-567 8h-502" svg:viewBox="0 0 1571 9">
          <text:p/>
        </draw:connector>
        <draw:connector draw:style-name="gr7" draw:text-style-name="P1" draw:layer="layout" draw:type="lines" svg:x1="10.97cm" svg:y1="6.13cm" svg:x2="9.372cm" svg:y2="6.137cm" draw:start-shape="id1" draw:start-glue-point="5" draw:end-shape="id4" draw:end-glue-point="1" svg:d="M10970 6130h-501l-595 7h-502" svg:viewBox="0 0 1599 8">
          <text:p/>
        </draw:connector>
        <draw:connector draw:style-name="gr7" draw:text-style-name="P1" draw:layer="layout" draw:type="lines" svg:x1="10.97cm" svg:y1="11.447cm" svg:x2="9.4cm" svg:y2="11.435cm" draw:start-shape="id1" draw:start-glue-point="14" draw:end-shape="id5" draw:end-glue-point="1" svg:d="M10970 11447h-501l-567-12h-502" svg:viewBox="0 0 1571 13">
          <text:p/>
        </draw:connector>
        <draw:connector draw:style-name="gr8" draw:text-style-name="P1" draw:layer="layout" svg:x1="4.828cm" svg:y1="7.813cm" svg:x2="3.972cm" svg:y2="7.765cm" draw:start-shape="id3" draw:start-glue-point="3" draw:end-shape="id6" draw:end-glue-point="1" svg:d="M4828 7813h-427v-48h-429" svg:viewBox="0 0 857 49">
          <text:p/>
        </draw:connector>
        <draw:connector draw:style-name="gr9" draw:text-style-name="P1" draw:layer="layout" draw:type="lines" draw:line-skew="-4.199cm -4.199cm" svg:x1="4.8cm" svg:y1="6.137cm" svg:x2="4.8cm" svg:y2="9.583cm" draw:start-shape="id4" draw:start-glue-point="3" draw:end-shape="id2" draw:end-glue-point="3" svg:d="M4800 6137h-4700v3446h4700" svg:viewBox="0 0 4701 3447">
          <text:p/>
        </draw:connector>
        <draw:connector draw:style-name="gr10" draw:text-style-name="P1" draw:layer="layout" draw:line-skew="-0.002cm" svg:x1="8.163cm" svg:y1="10.218cm" svg:x2="5.921cm" svg:y2="10.218cm" draw:start-shape="id2" draw:start-glue-point="4" draw:end-shape="id2" draw:end-glue-point="5" svg:d="M8163 10218v500h-2242v-500" svg:viewBox="0 0 2243 501">
          <text:p/>
        </draw:connector>
        <draw:connector draw:style-name="gr11" draw:text-style-name="P1" draw:layer="layout" svg:x1="13.328cm" svg:y1="15.165cm" svg:x2="7.114cm" svg:y2="12.07cm" draw:start-shape="id7" draw:start-glue-point="3" draw:end-shape="id5" draw:end-glue-point="2" svg:d="M13328 15165h-6214v-3095" svg:viewBox="0 0 6215 3096">
          <text:p/>
        </draw:connector>
        <draw:connector draw:style-name="gr11" draw:text-style-name="P1" draw:layer="layout" draw:line-skew="1.949cm" svg:x1="15.614cm" svg:y1="14.53cm" svg:x2="23.686cm" svg:y2="9.27cm" draw:start-shape="id7" draw:start-glue-point="0" draw:end-shape="id8" draw:end-glue-point="2" svg:d="M15614 14530v-680h8072v-4580" svg:viewBox="0 0 8073 5261">
          <text:p/>
        </draw:connector>
        <draw:connector draw:style-name="gr11" draw:text-style-name="P1" draw:layer="layout" draw:line-skew="1.898cm" svg:x1="24.766cm" svg:y1="15.8cm" svg:x2="5.601cm" svg:y2="12.07cm" draw:start-shape="id9" draw:start-glue-point="2" draw:end-shape="id5" draw:end-glue-point="4" svg:d="M24766 15800v2400h-19165v-6130" svg:viewBox="0 0 19166 6131">
          <text:p/>
        </draw:connector>
        <draw:connector draw:style-name="gr11" draw:text-style-name="P1" draw:layer="layout" svg:x1="15.65cm" svg:y1="16.63cm" svg:x2="15.614cm" svg:y2="15.8cm" draw:start-shape="id10" draw:start-glue-point="0" draw:end-shape="id7" draw:end-glue-point="2" svg:d="M15650 16630v-414h-36v-416" svg:viewBox="0 0 37 831">
          <text:p/>
        </draw:connector>
        <draw:connector draw:style-name="gr11" draw:text-style-name="P1" draw:layer="layout" svg:x1="22.48cm" svg:y1="15.165cm" svg:x2="17.9cm" svg:y2="15.165cm" draw:start-shape="id9" draw:start-glue-point="3" draw:end-shape="id7" draw:end-glue-point="1" svg:d="M22480 15165h-4580" svg:viewBox="0 0 4581 1">
          <text:p/>
        </draw:connector>
        <draw:connector draw:style-name="gr11" draw:text-style-name="P1" draw:layer="layout" svg:x1="12.814cm" svg:y1="2.83cm" svg:x2="27.052cm" svg:y2="15.165cm" draw:start-shape="id11" draw:start-glue-point="0" draw:end-shape="id9" draw:end-glue-point="1" svg:d="M12814 2830v-501h14740v12836h-502" svg:viewBox="0 0 14741 12837">
          <text:p/>
        </draw:connector>
        <draw:connector draw:style-name="gr6" draw:text-style-name="P1" draw:layer="layout" svg:x1="18.014cm" svg:y1="4.07cm" svg:x2="16.499cm" svg:y2="5.341cm" draw:start-shape="id12" draw:start-glue-point="2" draw:end-shape="id1" draw:end-glue-point="16" svg:d="M18014 4070v636h-1515v635" svg:viewBox="0 0 1516 1272">
          <text:p/>
        </draw:connector>
        <draw:connector draw:style-name="gr6" draw:text-style-name="P1" draw:layer="layout" svg:x1="14.001cm" svg:y1="5.341cm" svg:x2="12.814cm" svg:y2="4.1cm" draw:start-shape="id1" draw:start-glue-point="15" draw:end-shape="id11" svg:d="M14001 5341v-620h-1187v-621" svg:viewBox="0 0 1188 1242">
          <text:p/>
        </draw:connector>
        <draw:connector draw:style-name="gr12" draw:text-style-name="P1" draw:layer="layout" svg:x1="10.528cm" svg:y1="3.465cm" svg:x2="7.086cm" svg:y2="5.502cm" draw:start-shape="id11" draw:start-glue-point="3" draw:end-shape="id4" draw:end-glue-point="0" svg:d="M10528 3465h-3442v2037" svg:viewBox="0 0 3443 2038">
          <text:p/>
        </draw:connector>
        <draw:connector draw:style-name="gr10" draw:text-style-name="P1" draw:layer="layout" draw:line-skew="-3.729cm" svg:x1="23.686cm" svg:y1="8cm" svg:x2="6.001cm" svg:y2="5.502cm" draw:start-shape="id8" draw:start-glue-point="0" draw:end-shape="id4" draw:end-glue-point="4" svg:d="M23686 8000v-6728h-17685v4230" svg:viewBox="0 0 17686 6729">
          <text:p/>
        </draw:connector>
        <draw:connector draw:style-name="gr6" draw:text-style-name="P1" draw:layer="layout" draw:type="lines" svg:x1="21.4cm" svg:y1="8.635cm" svg:x2="19.949cm" svg:y2="8.641cm" draw:start-shape="id8" draw:start-glue-point="3" draw:end-shape="id1" draw:end-glue-point="1" svg:d="M21400 8635h-501l-449 6h-501" svg:viewBox="0 0 1452 7">
          <text:p/>
        </draw:connector>
        <draw:connector draw:style-name="gr11" draw:text-style-name="P1" draw:layer="layout" svg:x1="24.766cm" svg:y1="14.53cm" svg:x2="24.771cm" svg:y2="9.27cm" draw:start-shape="id9" draw:start-glue-point="0" draw:end-shape="id8" draw:end-glue-point="4" svg:d="M24766 14530v-2629h5v-2631" svg:viewBox="0 0 6 5261">
          <text:p/>
        </draw:connector>
        <draw:connector draw:style-name="gr6" draw:text-style-name="P1" draw:layer="layout" draw:line-skew="2.48cm" svg:x1="22.201cm" svg:y1="9.27cm" svg:x2="4.8cm" svg:y2="9.999cm" draw:start-shape="id8" draw:start-glue-point="5" draw:end-shape="id2" draw:end-glue-point="6" svg:d="M22201 9270v3930h-17902v-3201h501" svg:viewBox="0 0 17903 3931">
          <text:p/>
        </draw:connector>
        <draw:custom-shape draw:style-name="gr13" draw:text-style-name="P4" draw:layer="layout" svg:width="3.1cm" svg:height="2.09cm" svg:x="23.8cm" svg:y="18.5cm">
          <text:p text:style-name="P3"><text:span text:style-name="T2">BUS</text:span></text:p>
          <text:p text:style-name="P3"><text:span text:style-name="T3">HTTP</text:span></text:p>
          <text:p text:style-name="P3"><text:span text:style-name="T4">OTH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02-26T10:47:05.835151907</dc:date>
    <meta:editing-duration>PT16H10M23S</meta:editing-duration>
    <meta:editing-cycles>7</meta:editing-cycles>
    <meta:generator>LibreOffice/4.2.7.2$Linux_X86_64 LibreOffice_project/420m0$Build-2</meta:generator>
    <meta:document-statistic meta:object-count="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